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000000051E5DE5FE2FEA335D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fo:font-size="12pt" officeooo:rsid="001a3f76" officeooo:paragraph-rsid="000cd7d9" style:font-size-asian="12pt" style:font-size-complex="12pt"/>
    </style:style>
    <style:style style:name="P2" style:family="paragraph" style:parent-style-name="Standard">
      <style:text-properties style:font-name="Liberation Serif" fo:font-size="12pt" officeooo:rsid="0022d54a" officeooo:paragraph-rsid="000cd7d9" style:font-size-asian="12pt" style:font-size-complex="12pt"/>
    </style:style>
    <style:style style:name="P3" style:family="paragraph" style:parent-style-name="Standard">
      <style:text-properties style:font-name="Liberation Serif" fo:font-size="12pt" officeooo:paragraph-rsid="000cd7d9" style:font-size-asian="12pt" style:font-size-complex="12pt"/>
    </style:style>
    <style:style style:name="P4" style:family="paragraph" style:parent-style-name="Standard">
      <style:text-properties style:font-name="Liberation Serif" fo:font-size="12pt" officeooo:rsid="000cd7d9" officeooo:paragraph-rsid="000cd7d9" style:font-size-asian="12pt" style:font-size-complex="12pt"/>
    </style:style>
    <style:style style:name="P5" style:family="paragraph" style:parent-style-name="Text_20_body">
      <style:text-properties style:font-name="Liberation Serif" fo:font-size="12pt" officeooo:rsid="000cd7d9" officeooo:paragraph-rsid="000cd7d9" style:font-size-asian="12pt" style:font-size-complex="12pt"/>
    </style:style>
    <style:style style:name="P6" style:family="paragraph" style:parent-style-name="Standard">
      <style:text-properties style:font-name="Liberation Serif" fo:font-size="12pt" fo:font-weight="bold" officeooo:rsid="001a3f76" officeooo:paragraph-rsid="000cd7d9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erif" fo:font-size="12pt" fo:font-weight="bold" officeooo:rsid="000cd7d9" officeooo:paragraph-rsid="000cd7d9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2pt" fo:font-weight="bold" officeooo:rsid="001862c9" officeooo:paragraph-rsid="000cd7d9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fo:font-weight="normal" officeooo:rsid="000cd7d9" officeooo:paragraph-rsid="000cd7d9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text-properties style:font-name="Liberation Serif" fo:font-size="12pt" officeooo:rsid="000cd7d9" officeooo:paragraph-rsid="000cd7d9" style:font-size-asian="12pt" style:font-size-complex="12pt"/>
    </style:style>
    <style:style style:name="P11" style:family="paragraph" style:parent-style-name="Standard" style:list-style-name="L2">
      <style:text-properties style:font-name="Liberation Serif" fo:font-size="12pt" officeooo:rsid="000cd7d9" officeooo:paragraph-rsid="000cd7d9" style:font-size-asian="12pt" style:font-size-complex="12pt"/>
    </style:style>
    <style:style style:name="P12" style:family="paragraph" style:parent-style-name="Standard" style:list-style-name="L3">
      <style:text-properties style:font-name="Liberation Serif" fo:font-size="12pt" officeooo:rsid="000cd7d9" officeooo:paragraph-rsid="000cd7d9" style:font-size-asian="12pt" style:font-size-complex="12pt"/>
    </style:style>
    <style:style style:name="P13" style:family="paragraph" style:parent-style-name="Standard" style:list-style-name="L4">
      <style:text-properties style:font-name="Liberation Serif" fo:font-size="12pt" officeooo:rsid="000cd7d9" officeooo:paragraph-rsid="000cd7d9" style:font-size-asian="12pt" style:font-size-complex="12pt"/>
    </style:style>
    <style:style style:name="P14" style:family="paragraph" style:parent-style-name="Standard" style:list-style-name="L4">
      <style:text-properties style:font-name="Liberation Serif" fo:font-size="12pt" officeooo:paragraph-rsid="000cd7d9" style:font-size-asian="12pt" style:font-size-complex="12pt"/>
    </style:style>
    <style:style style:name="P15" style:family="paragraph" style:parent-style-name="Standard" style:list-style-name="L5">
      <style:text-properties style:font-name="Liberation Serif" fo:font-size="12pt" officeooo:rsid="0022d54a" officeooo:paragraph-rsid="000cd7d9" style:font-size-asian="12pt" style:font-size-complex="12pt"/>
    </style:style>
    <style:style style:name="P16" style:family="paragraph" style:parent-style-name="Standard" style:list-style-name="L6">
      <style:text-properties style:font-name="Liberation Serif" fo:font-size="12pt" officeooo:rsid="0022d54a" officeooo:paragraph-rsid="000cd7d9" style:font-size-asian="12pt" style:font-size-complex="12pt"/>
    </style:style>
    <style:style style:name="P17" style:family="paragraph" style:parent-style-name="Standard" style:list-style-name="L7">
      <style:text-properties style:font-name="Liberation Serif" fo:font-size="12pt" officeooo:rsid="0022d54a" officeooo:paragraph-rsid="000cd7d9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22d54a" officeooo:paragraph-rsid="000cd7d9" style:font-size-asian="12pt" style:font-size-complex="12pt"/>
    </style:style>
    <style:style style:name="P19" style:family="paragraph" style:parent-style-name="Standard" style:list-style-name="L7">
      <style:text-properties style:font-name="Liberation Serif" fo:font-size="12pt" officeooo:paragraph-rsid="000cd7d9" style:font-size-asian="12pt" style:font-size-complex="12pt"/>
    </style:style>
    <style:style style:name="P20" style:family="paragraph" style:parent-style-name="Standard" style:list-style-name="L4">
      <style:text-properties style:font-name="Liberation Serif" fo:font-size="12pt" fo:font-weight="bold" officeooo:rsid="000cd7d9" officeooo:paragraph-rsid="000cd7d9" style:font-size-asian="12pt" style:font-weight-asian="bold" style:font-size-complex="12pt" style:font-weight-complex="bold"/>
    </style:style>
    <style:style style:name="P21" style:family="paragraph" style:parent-style-name="Standard" style:list-style-name="L7">
      <style:text-properties style:font-name="Liberation Serif" fo:font-size="12pt" fo:font-weight="bold" officeooo:rsid="0022d54a" officeooo:paragraph-rsid="000cd7d9" style:font-size-asian="12pt" style:font-weight-asian="bold" style:font-size-complex="12pt" style:font-weight-complex="bold"/>
    </style:style>
    <style:style style:name="P22" style:family="paragraph" style:parent-style-name="Standard" style:list-style-name="L4">
      <style:text-properties style:font-name="Liberation Serif" fo:font-size="12pt" fo:font-weight="normal" officeooo:rsid="000cd7d9" officeooo:paragraph-rsid="000cd7d9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text-properties officeooo:paragraph-rsid="000cd7d9"/>
    </style:style>
    <style:style style:name="P24" style:family="paragraph" style:parent-style-name="Standard" style:list-style-name="L6">
      <style:text-properties officeooo:paragraph-rsid="000cd7d9"/>
    </style:style>
    <style:style style:name="P25" style:family="paragraph" style:parent-style-name="Standard" style:list-style-name="L7">
      <style:text-properties officeooo:paragraph-rsid="000cd7d9"/>
    </style:style>
    <style:style style:name="P26" style:family="paragraph" style:parent-style-name="Standard">
      <style:text-properties officeooo:rsid="000cd7d9" officeooo:paragraph-rsid="000cd7d9"/>
    </style:style>
    <style:style style:name="P27" style:family="paragraph" style:parent-style-name="Standard">
      <style:text-properties officeooo:rsid="000d8685" officeooo:paragraph-rsid="000d8685"/>
    </style:style>
    <style:style style:name="P28" style:family="paragraph" style:parent-style-name="Standard">
      <style:text-properties fo:font-weight="bold" officeooo:rsid="000d8685" officeooo:paragraph-rsid="000d8685" style:font-weight-asian="bold" style:font-weight-complex="bold"/>
    </style:style>
    <style:style style:name="T1" style:family="text">
      <style:text-properties officeooo:rsid="000cd7d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d7d9" style:font-weight-asian="bold" style:font-weight-complex="bold"/>
    </style:style>
    <style:style style:name="T4" style:family="text">
      <style:text-properties fo:font-weight="bold" officeooo:rsid="001862c9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iberation Serif" fo:font-size="12pt" fo:font-weight="bold" officeooo:rsid="0022d54a" style:font-size-asian="12pt" style:font-weight-asian="bold" style:font-size-complex="12pt" style:font-weight-complex="bold"/>
    </style:style>
    <style:style style:name="T7" style:family="text">
      <style:text-properties style:font-name="Liberation Serif" fo:font-size="12pt" fo:font-weight="bold" officeooo:rsid="00216e8c" style:font-size-asian="12pt" style:font-weight-asian="bold" style:font-size-complex="12pt" style:font-weight-complex="bold"/>
    </style:style>
    <style:style style:name="T8" style:family="text">
      <style:text-properties style:font-name="Liberation Serif" fo:font-size="12pt" fo:font-weight="bold" officeooo:rsid="000cd7d9" style:font-size-asian="12pt" style:font-weight-asian="bold" style:font-size-complex="12pt" style:font-weight-complex="bold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style:font-name="Liberation Serif" fo:font-size="12pt" officeooo:rsid="00130553" style:font-size-asian="12pt" style:font-size-complex="12pt"/>
    </style:style>
    <style:style style:name="T11" style:family="text">
      <style:text-properties style:font-name="Liberation Serif" fo:font-size="12pt" officeooo:rsid="00216e8c" style:font-size-asian="12pt" style:font-size-complex="12pt"/>
    </style:style>
    <style:style style:name="T12" style:family="text">
      <style:text-properties style:font-name="Liberation Serif" fo:font-size="12pt" officeooo:rsid="0022d54a" style:font-size-asian="12pt" style:font-size-complex="12pt"/>
    </style:style>
    <style:style style:name="T13" style:family="text">
      <style:text-properties style:font-name="Liberation Serif" fo:font-size="12pt" officeooo:rsid="0020f845" style:font-size-asian="12pt" style:font-size-complex="12pt"/>
    </style:style>
    <style:style style:name="T14" style:family="text">
      <style:text-properties style:font-name="Liberation Serif" fo:font-size="12pt" officeooo:rsid="001a3f76" style:font-size-asian="12pt" style:font-size-complex="12pt"/>
    </style:style>
    <style:style style:name="T15" style:family="text">
      <style:text-properties style:font-name="Liberation Serif" fo:font-size="12pt" officeooo:rsid="000cd7d9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- Prépare<text:span text:style-name="T1">z</text:span> votre environnement et récupér<text:span text:style-name="T1">ez</text:span> le projet :</text:h>
      <text:list text:style-name="L1">
        <text:list-item>
          <text:p text:style-name="P10">Créez un dossier</text:p>
        </text:list-item>
        <text:list-item>
          <text:p text:style-name="P10">Initialisez votre repos local git</text:p>
        </text:list-item>
        <text:list-item>
          <text:p text:style-name="P10">Récupérez le projet via le dépot github.</text:p>
        </text:list-item>
      </text:list>
      <text:p text:style-name="P4"/>
      <text:h text:style-name="Heading_20_3" text:outline-level="3">2- Lancer le projet :</text:h>
      <text:p text:style-name="P5">Nous utiliseront dans notre cas docker-compose qui lancera 2 containers : un pour l’api et un autre pour la BDD postgresql.</text:p>
      <text:p text:style-name="P5">Les commande bash sont précédées par « <text:span text:style-name="T2">$</text:span> »</text:p>
      <text:p text:style-name="P5">Une fois le projet récupéré suivez les commandes ci-dessous :</text:p>
      <text:p text:style-name="P7">$ cd mountain_project</text:p>
      <text:p text:style-name="P7">$ ls </text:p>
      <text:p text:style-name="P4">=&gt; verrifier le contenu du dossier : </text:p>
      <text:list text:style-name="L2">
        <text:list-item>
          <text:p text:style-name="P11">un fichier docker-compose.yml</text:p>
        </text:list-item>
        <text:list-item>
          <text:p text:style-name="P11">un fichier Dockerfile</text:p>
        </text:list-item>
        <text:list-item>
          <text:p text:style-name="P11">un fichier pip.requirements</text:p>
        </text:list-item>
        <text:list-item>
          <text:p text:style-name="P11">Documentation_api_mountain</text:p>
        </text:list-item>
        <text:list-item>
          <text:p text:style-name="P11">un dossier mountain</text:p>
        </text:list-item>
      </text:list>
      <text:p text:style-name="P4"/>
      <text:p text:style-name="P7">$ ls mountain</text:p>
      <text:p text:style-name="P4">=&gt; le dossier devrait contenir : </text:p>
      <text:list text:style-name="L3">
        <text:list-item>
          <text:p text:style-name="P12">un fichier manage.py</text:p>
        </text:list-item>
        <text:list-item>
          <text:p text:style-name="P12">un dossier mountain </text:p>
        </text:list-item>
        <text:list-item>
          <text:p text:style-name="P12">un dossier api</text:p>
        </text:list-item>
      </text:list>
      <text:p text:style-name="P4"/>
      <text:p text:style-name="P7">$ docker-compose up --build</text:p>
      <text:p text:style-name="P4">Cette commande lance les 2 containers.</text:p>
      <text:p text:style-name="P4">Laisser dérouler le processus et une fois il fini de défiler vous aurez le message suivant : </text:p>
      <text:p text:style-name="P4"/>
      <text:p text:style-name="P4"><draw:frame draw:style-name="fr1" draw:name="Image1" text:anchor-type="char" svg:width="17cm" svg:height="2.099cm" draw:z-index="0"><draw:image xlink:href="Pictures/100000010000029000000051E5DE5FE2FEA335D3.png" xlink:type="simple" xlink:show="embed" xlink:actuate="onLoad" draw:mime-type="image/png"/></draw:frame><text:tab/></text:p>
      <text:p text:style-name="P4"/>
      <text:p text:style-name="P4">A présent il faut lancer la migration avec une des méthodes suivantes :</text:p>
      <text:p text:style-name="P3"/>
      <text:list xml:id="list1849815795" text:style-name="L4">
        <text:list-item>
          <text:p text:style-name="P13">En utilisant docker-compose via votre terminal local : dans le dossier mountain_project lancer la commande :</text:p>
          <text:p text:style-name="P20">$ docker-compose run mountain python manage.py migrate</text:p>
          <text:p text:style-name="P20"/>
          <text:p text:style-name="P22">vous pouvez, si vous le souhaitez, créer un utilisateur root :</text:p>
          <text:p text:style-name="P14"><text:span text:style-name="T3">$ </text:span><text:span text:style-name="T4">docker-compose run mountain python manage.py createsuperuser</text:span></text:p>
        </text:list-item>
      </text:list>
      <text:p text:style-name="P8"/>
      <text:list xml:id="list172604533581753" text:continue-numbering="true" text:style-name="L4">
        <text:list-item>
          <text:p text:style-name="P13">En se connectant au container de l’application : dans mon environnement, mon container s’appelle <text:s/>"<text:span text:style-name="T5">mountain_project_mountain_1". Vérifiez le nom de votre container en utilisant la cmd : </text:span><text:span text:style-name="T2">$</text:span><text:span text:style-name="T5"> </text:span><text:span text:style-name="T2">docker ps</text:span><text:span text:style-name="T5"> </text:span></text:p>
          <text:p text:style-name="P22"/>
          <text:p text:style-name="P20"><text:soft-page-break/>$ docker exec -it mountain_project_mountain_1 bash</text:p>
          <text:p text:style-name="P20">$ python manage.py migrate</text:p>
          <text:p text:style-name="P20"/>
          <text:p text:style-name="P13">Pour créer un utilisateur root :</text:p>
          <text:p text:style-name="P13"><text:span text:style-name="T2">$ </text:span><text:span text:style-name="T4">python manage.py createsuperuser</text:span></text:p>
        </text:list-item>
      </text:list>
      <text:p text:style-name="P9"/>
      <text:h text:style-name="Heading_20_3" text:outline-level="3">3- Vérifier le rendu de l’application et <text:span text:style-name="T1">tester </text:span>ses fonctionnalités sur un navigateur :</text:h>
      <text:p text:style-name="P4"/>
      <text:list xml:id="list3200758174" text:style-name="L5">
        <text:list-item>
          <text:p text:style-name="P23"><text:span text:style-name="T6">Accès à</text:span><text:span text:style-name="T7"> l’interface admin </text:span><text:span text:style-name="T6">django :</text:span><text:span text:style-name="T11"> </text:span><text:a xlink:type="simple" xlink:href="http://localhost:8000/admin" office:target-frame-name="_blank" xlink:show="new" text:style-name="Internet_20_link" text:visited-style-name="Visited_20_Internet_20_Link"><text:span text:style-name="T10">localhost:8000/admin</text:span></text:a></text:p>
        </text:list-item>
      </text:list>
      <text:p text:style-name="P1"/>
      <text:list xml:id="list172605934337308" text:continue-numbering="true" text:style-name="L5">
        <text:list-item>
          <text:p text:style-name="P23"><text:span text:style-name="T6">Accès à </text:span><text:span text:style-name="T7">l’API : </text:span><text:span text:style-name="T11"><text:s/></text:span><text:a xlink:type="simple" xlink:href="http://localhost:8000/admin" office:target-frame-name="_blank" xlink:show="new" text:style-name="Internet_20_link" text:visited-style-name="Visited_20_Internet_20_Link"><text:span text:style-name="T10">localhost:8000/</text:span></text:a></text:p>
        </text:list-item>
      </text:list>
      <text:p text:style-name="P1"/>
      <text:list xml:id="list172605566316647" text:continue-numbering="true" text:style-name="L5">
        <text:list-item>
          <text:p text:style-name="P23"><text:span text:style-name="T6">Ajout</text:span><text:span text:style-name="T8">er</text:span><text:span text:style-name="T6"> d</text:span><text:span text:style-name="T8">es </text:span><text:span text:style-name="T6">objets</text:span><text:span text:style-name="T12"> </text:span><text:span text:style-name="T6">‘Peak’:</text:span><text:span text:style-name="T12"> vous pouvez cliquez sur l’url présente sur la page d’accueil ou tapez directement l’url </text:span><text:span text:style-name="T15">sur votre navigateur </text:span><text:span text:style-name="T12">: </text:span><text:a xlink:type="simple" xlink:href="http://localhost:8000/peaks/" text:style-name="Internet_20_link" text:visited-style-name="Visited_20_Internet_20_Link"><text:span text:style-name="T9">http://localhost:8000/peaks/</text:span></text:a></text:p>
          <text:p text:style-name="P15">Notez que le nom d’un sommet doit être unique. Vous ne pouvez pas avoir 2 Peaks avec le même nom.</text:p>
          <text:p text:style-name="P15">L’ajout de nouveaux objets ‘Peak’ s’effectue tout en bas de cette même page. </text:p>
        </text:list-item>
      </text:list>
      <text:p text:style-name="P6"/>
      <text:list xml:id="list64577275" text:style-name="L6">
        <text:list-item>
          <text:p text:style-name="P24"><text:span text:style-name="T6">C</text:span><text:span text:style-name="T7">onsulter tou</text:span><text:span text:style-name="T6">s</text:span><text:span text:style-name="T7"> les sommets</text:span><text:span text:style-name="T11">: </text:span><text:a xlink:type="simple" xlink:href="http://localhost:8000/peaks/" text:style-name="Internet_20_link" text:visited-style-name="Visited_20_Internet_20_Link"><text:span text:style-name="T14">http://localhost:8000/peaks/</text:span></text:a></text:p>
        </text:list-item>
      </text:list>
      <text:p text:style-name="P1"/>
      <text:list xml:id="list172605048136166" text:continue-numbering="true" text:style-name="L6">
        <text:list-item>
          <text:p text:style-name="P24"><text:span text:style-name="T6">Consulter et gérer (modifier, supprimer)</text:span><text:span text:style-name="T7"> un sommet via son ID :</text:span><text:span text:style-name="T11"> </text:span><text:a xlink:type="simple" xlink:href="http://localhost:8000/peaks/ID/" text:style-name="Internet_20_link" text:visited-style-name="Visited_20_Internet_20_Link"><text:span text:style-name="T14">http://localhost:8000/peaks/</text:span><text:span text:style-name="T13">ID/</text:span></text:a><text:span text:style-name="T13"> <text:s/></text:span><text:span text:style-name="T12">ou en cliquant sur sont url sur la liste des peaks dans l’url précédente.</text:span></text:p>
          <text:p text:style-name="P16">Une fois sur la page d’un Peak : vous pouvez modifier ses paramètres ou le supprimer.</text:p>
        </text:list-item>
      </text:list>
      <text:p text:style-name="P2"/>
      <text:list text:style-name="L7">
        <text:list-item>
          <text:p text:style-name="P21">Récupérer la liste des Peaks situés dans des intervalles spécifiques de latitude et de longitude :</text:p>
          <text:p text:style-name="P25"><text:a xlink:type="simple" xlink:href="http://localhost:8000/peaks/bounding_box/min_latitude/min_longitude/max_latitude/max_longitude/" text:style-name="Internet_20_link" text:visited-style-name="Visited_20_Internet_20_Link"><text:span text:style-name="T6"/></text:a></text:p>
          <text:p text:style-name="P25"><text:a xlink:type="simple" xlink:href="http://localhost:8000/peaks/bounding_box/min_latitude/min_longitude/max_latitude/max_longitude/" text:style-name="Internet_20_link" text:visited-style-name="Visited_20_Internet_20_Link"><text:span text:style-name="T12">http://localhost:8000/peaks/bounding_box/min_latitude/min_longitude/max_latitude/max_longitude/</text:span></text:a></text:p>
          <text:p text:style-name="P19"/>
          <text:p text:style-name="P17">exemple:</text:p>
          <text:p text:style-name="P25"><text:a xlink:type="simple" xlink:href="http://localhost:8000/peaks/bounding_box/12.0/30.123/19.123/42.0/" text:style-name="Internet_20_link" text:visited-style-name="Visited_20_Internet_20_Link"><text:span text:style-name="T12">http://localhost:8000/peaks/bounding_box/12.0/30.123/19.123/42.0/</text:span></text:a></text:p>
        </text:list-item>
      </text:list>
      <text:p text:style-name="P2"/>
      <text:p text:style-name="P26"><text:span text:style-name="T12">N</text:span><text:span text:style-name="T9">otez que si vous créer un utilisateur root vous pourrez vous loguer sur l’admin django mais aussi sur l’interface de l’api. Cependant, l’api est accessible même sans s’y connecter.</text:span></text:p>
      <text:p text:style-name="P26"><text:span text:style-name="T9"/></text:p>
      <text:p text:style-name="P27"><text:span text:style-name="T9">Pour arrêter les container lancez la cmd : </text:span></text:p>
      <text:p text:style-name="P28"><text:span text:style-name="T9">$ docker-compose dow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16:03:50.725740346</meta:creation-date>
    <dc:date>2023-02-12T17:26:03.825989192</dc:date>
    <meta:editing-duration>PT55M48S</meta:editing-duration>
    <meta:editing-cycles>5</meta:editing-cycles>
    <meta:generator>LibreOffice/7.4.5.1$Linux_X86_64 LibreOffice_project/40$Build-1</meta:generator>
    <meta:document-statistic meta:table-count="0" meta:image-count="1" meta:object-count="0" meta:page-count="2" meta:paragraph-count="56" meta:word-count="468" meta:character-count="2906" meta:non-whitespace-character-count="2514"/>
  </office:meta>
</office:document-meta>
</file>